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spacesProperty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Property.NamespacesProperty( DavProperty 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amespaces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Property.NamespacesProperty(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sProperty.NamespacesProperty( NamespaceRegistry nsRe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